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5.4cm" svg:y="2.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cm" svg:height="1.2cm" svg:x="2.2cm" svg:y="5.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cm" svg:height="1.2cm" svg:x="8.8cm" svg:y="5.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2cm" svg:x="5.4cm" svg:y="8.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575cm" svg:y1="3.925cm" svg:x2="3.225cm" svg:y2="5.475cm" draw:start-shape="id1" draw:start-glue-point="7" draw:end-shape="id2" draw:end-glue-point="11" svg:d="m5575 3925-2350 1550" svg:viewBox="0 0 2351 1551">
          <text:p/>
        </draw:connector>
        <draw:connector draw:style-name="gr2" draw:text-style-name="P1" draw:layer="layout" draw:type="line" svg:x1="6.425cm" svg:y1="3.925cm" svg:x2="8.975cm" svg:y2="5.275cm" draw:start-shape="id1" draw:start-glue-point="9" draw:end-shape="id3" draw:end-glue-point="5" svg:d="m6425 3925 2550 1350" svg:viewBox="0 0 2551 1351">
          <text:p/>
        </draw:connector>
        <draw:connector draw:style-name="gr2" draw:text-style-name="P1" draw:layer="layout" draw:type="line" svg:x1="6cm" svg:y1="8.1cm" svg:x2="6cm" svg:y2="4.1cm" draw:start-shape="id4" draw:start-glue-point="4" draw:end-shape="id1" draw:end-glue-point="8" svg:d="m6000 8100v-4000" svg:viewBox="0 0 1 4001">
          <text:p/>
        </draw:connector>
        <draw:connector draw:style-name="gr2" draw:text-style-name="P1" draw:layer="layout" draw:type="line" svg:x1="3.225cm" svg:y1="6.325cm" svg:x2="5.575cm" svg:y2="8.275cm" draw:start-shape="id2" draw:start-glue-point="9" draw:end-shape="id4" draw:end-glue-point="5" svg:d="m3225 6325 2350 1950" svg:viewBox="0 0 2351 1951">
          <text:p/>
        </draw:connector>
        <draw:connector draw:style-name="gr2" draw:text-style-name="P1" draw:layer="layout" draw:type="line" svg:x1="9.4cm" svg:y1="6.3cm" svg:x2="6.425cm" svg:y2="8.275cm" draw:start-shape="id3" draw:start-glue-point="8" draw:end-shape="id4" draw:end-glue-point="11" svg:d="m9400 6300-2975 1975" svg:viewBox="0 0 2976 1976">
          <text:p/>
        </draw:connector>
        <draw:custom-shape draw:style-name="gr1" draw:text-style-name="P1" xml:id="id5" draw:id="id5" draw:layer="layout" svg:width="1.3cm" svg:height="1.3cm" svg:x="5.7cm" svg:y="10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3cm" svg:height="1.3cm" svg:x="7.9cm" svg:y="15.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3cm" svg:height="1.3cm" svg:x="4.1cm" svg:y="15.9cm">
          <text:p text:style-name="P1">D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3cm" svg:height="1.3cm" svg:x="1.8cm" svg:y="12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3cm" svg:height="1.3cm" svg:x="9.9cm" svg:y="12.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7cm" svg:y1="10.65cm" svg:x2="2.91cm" svg:y2="12.19cm" draw:start-shape="id5" draw:start-glue-point="6" draw:end-shape="id6" draw:end-glue-point="11" svg:d="m5700 10650-2790 1540" svg:viewBox="0 0 2791 1541">
          <text:p/>
        </draw:connector>
        <draw:connector draw:style-name="gr2" draw:text-style-name="P1" draw:layer="layout" draw:type="line" svg:x1="5.89cm" svg:y1="11.11cm" svg:x2="4.75cm" svg:y2="15.9cm" draw:start-shape="id5" draw:start-glue-point="7" draw:end-shape="id7" draw:end-glue-point="4" svg:d="m5890 11110-1140 4790" svg:viewBox="0 0 1141 4791">
          <text:p/>
        </draw:connector>
        <draw:connector draw:style-name="gr2" draw:text-style-name="P1" draw:layer="layout" draw:type="line" svg:x1="6.35cm" svg:y1="11.3cm" svg:x2="8.55cm" svg:y2="15.5cm" draw:start-shape="id5" draw:start-glue-point="8" draw:end-shape="id8" draw:end-glue-point="4" svg:d="m6350 11300 2200 4200" svg:viewBox="0 0 2201 4201">
          <text:p/>
        </draw:connector>
        <draw:connector draw:style-name="gr2" draw:text-style-name="P1" draw:layer="layout" draw:type="line" svg:x1="7cm" svg:y1="10.65cm" svg:x2="10.09cm" svg:y2="12.79cm" draw:start-shape="id5" draw:start-glue-point="10" draw:end-shape="id9" draw:end-glue-point="5" svg:d="m7000 10650 3090 2140" svg:viewBox="0 0 3091 2141">
          <text:p/>
        </draw:connector>
        <draw:connector draw:style-name="gr2" draw:text-style-name="P1" draw:layer="layout" draw:type="line" svg:x1="2.91cm" svg:y1="13.11cm" svg:x2="4.29cm" svg:y2="16.09cm" draw:start-shape="id6" draw:start-glue-point="9" draw:end-shape="id7" draw:end-glue-point="5" svg:d="m2910 13110 1380 2980" svg:viewBox="0 0 1381 2981">
          <text:p/>
        </draw:connector>
        <draw:connector draw:style-name="gr2" draw:text-style-name="P1" draw:layer="layout" draw:type="line" svg:x1="4.75cm" svg:y1="15.9cm" svg:x2="6.35cm" svg:y2="11.3cm" draw:start-shape="id7" draw:start-glue-point="4" draw:end-shape="id5" draw:end-glue-point="8" svg:d="m4750 15900 1600-4600" svg:viewBox="0 0 1601 4601">
          <text:p/>
        </draw:connector>
        <draw:connector draw:style-name="gr2" draw:text-style-name="P1" draw:layer="layout" draw:type="line" svg:x1="9.01cm" svg:y1="15.69cm" svg:x2="10.09cm" svg:y2="13.71cm" draw:start-shape="id8" draw:start-glue-point="11" draw:end-shape="id9" draw:end-glue-point="7" svg:d="m9010 15690 1080-1980" svg:viewBox="0 0 1081 1981">
          <text:p/>
        </draw:connector>
        <draw:connector draw:style-name="gr2" draw:text-style-name="P1" draw:layer="layout" draw:type="line" svg:x1="8.09cm" svg:y1="15.69cm" svg:x2="3.1cm" svg:y2="12.65cm" draw:start-shape="id8" draw:start-glue-point="5" draw:end-shape="id6" svg:d="m8090 15690-4990-3040" svg:viewBox="0 0 4991 3041">
          <text:p/>
        </draw:connector>
        <draw:connector draw:style-name="gr2" draw:text-style-name="P1" draw:layer="layout" draw:type="line" svg:x1="5.4cm" svg:y1="16.55cm" svg:x2="7.9cm" svg:y2="16.15cm" draw:start-shape="id7" draw:start-glue-point="10" draw:end-shape="id8" draw:end-glue-point="6" svg:d="m5400 16550 2500-400" svg:viewBox="0 0 2501 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ing </meta:initial-creator>
    <meta:creation-date>2013-04-13T14:33:04</meta:creation-date>
    <dc:date>2013-04-13T14:56:03</dc:date>
    <dc:creator>jing </dc:creator>
    <meta:editing-duration>PT1M39S</meta:editing-duration>
    <meta:editing-cycles>3</meta:editing-cycles>
    <meta:generator>LibreOffice/3.5$Linux_x86 LibreOffice_project/350m1$Build-2</meta:generator>
    <meta:document-statistic meta:object-count="23"/>
  </office:meta>
</office:document-meta>
</file>